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3" style:family="text">
      <style:text-properties fo:color="#000000" loext:opacity="100%" style:font-name="Liberation Sans" fo:font-size="12pt" style:font-size-asian="12pt" style:font-size-complex="12pt"/>
    </style:style>
    <style:style style:name="T24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officeooo:rsid="047da547"/>
    </style:style>
    <style:style style:name="T29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style:font-size-asian="12pt" style:font-size-complex="12pt"/>
    </style:style>
    <style:style style:name="T322" style:family="text">
      <style:text-properties style:use-window-font-color="true" loext:opacity="0%" style:font-name="Liberation Sans" officeooo:rsid="0efd8e5c"/>
    </style:style>
    <style:style style:name="T323" style:family="text">
      <style:text-properties officeooo:rsid="04473353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officeooo:rsid="0aace3cd"/>
    </style:style>
    <style:style style:name="T328" style:family="text">
      <style:text-properties fo:font-size="8pt" style:font-size-asian="8pt" style:font-size-complex="8pt" loext:padding="0.049cm" loext:border="0.31pt solid #000000"/>
    </style:style>
    <style:style style:name="T329" style:family="text">
      <style:text-properties officeooo:rsid="0e5635a7"/>
    </style:style>
    <style:style style:name="T330" style:family="text">
      <style:text-properties officeooo:rsid="0e80285f"/>
    </style:style>
    <style:style style:name="T331" style:family="text">
      <style:text-properties officeooo:rsid="0e838e2a"/>
    </style:style>
    <style:style style:name="T332" style:family="text">
      <style:text-properties officeooo:rsid="0e83c34e"/>
    </style:style>
    <style:style style:name="T3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officeooo:rsid="0f0ca65a"/>
    </style:style>
    <style:style style:name="T341" style:family="text">
      <style:text-properties officeooo:rsid="0f8f58bd"/>
    </style:style>
    <style:style style:name="T342" style:family="text">
      <style:text-properties officeooo:rsid="0f95a7a0"/>
    </style:style>
    <style:style style:name="T34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11">C</text:span></text:span><text:span text:style-name="Strong_20_Emphasis"><text:span text:style-name="T210">hecklist voor </text:span></text:span><text:span text:style-name="Strong_20_Emphasis"><text:span text:style-name="T212">de installatie</text:span></text:span><text:span text:style-name="Strong_20_Emphasis"><text:span text:style-name="T210"> van </text:span></text:span><text:span text:style-name="Strong_20_Emphasis"><text:span text:style-name="T210"><text:user-field-get text:name="Distro">Ubuntu</text:user-field-get></text:span></text:span><text:span text:style-name="Strong_20_Emphasis"><text:span text:style-name="T210"><text:s/></text:span></text:span><text:span text:style-name="Strong_20_Emphasis"><text:span text:style-name="T217"><text:user-field-get text:name="Version">22.04 LTS</text:user-field-get></text:span></text:span><text:span text:style-name="Strong_20_Emphasis"><text:span text:style-name="T214"><text:note text:id="ftn1" text:note-class="footnote"><text:note-citation>1</text:note-citation><text:note-body><text:p text:style-name="P85"><text:span text:style-name="T250">LTS</text:span><text:span text:style-name="T258"> </text:span><text:span text:style-name="T259">staat voor</text:span><text:span text:style-name="T257"> </text:span><text:span text:style-name="T250">Long-Term Support, langetermijnondersteuning, </text:span><text:span text:style-name="T260">en </text:span><text:span text:style-name="T261">d</text:span><text:span text:style-name="T260">eze </text:span><text:span text:style-name="Strong_20_Emphasis"><text:span text:style-name="T267"><text:user-field-get text:name="Distro">Ubuntu</text:user-field-get></text:span></text:span><text:span text:style-name="T260"><text:s/></text:span><text:span text:style-name="T268"><text:user-field-get text:name="Version">22.04 LTS</text:user-field-get></text:span><text:span text:style-name="T268"><text:s/></text:span><text:span text:style-name="Strong_20_Emphasis"><text:span text:style-name="T269"><text:user-field-get text:name="Edition">Desktop</text:user-field-get></text:span></text:span><text:span text:style-name="Strong_20_Emphasis"><text:span text:style-name="T269"><text:s/></text:span></text:span><text:span text:style-name="T262">(codenaam </text:span><text:span text:style-name="T266">j</text:span><text:span text:style-name="T333">ammy</text:span><text:span text:style-name="T262">) </text:span><text:span text:style-name="T259">van</text:span><text:span text:style-name="T256"> </text:span><text:span text:style-name="T254">april</text:span><text:span text:style-name="T252"> </text:span><text:span text:style-name="Strong_20_Emphasis"><text:span text:style-name="T131"><text:user-field-get style:data-style-name="N0" text:name="Releaseyear">2022</text:user-field-get></text:span></text:span><text:span text:style-name="T254"><text:s/></text:span><text:span text:style-name="T250">wordt </text:span><text:span text:style-name="T251">vijf</text:span><text:span text:style-name="T250"> jaar onder</text:span><text:span text:style-name="T265">steund</text:span><text:span text:style-name="T255"> </text:span><text:span text:style-name="T250">tot </text:span><text:span text:style-name="T254">april</text:span><text:span text:style-name="T249"> </text:span><text:span text:style-name="T250">202</text:span><text:span text:style-name="T254">7</text:span><text:span text:style-name="T253">.</text:span></text:p></text:note-body></text:note></text:span></text:span><text:span text:style-name="Strong_20_Emphasis"><text:span text:style-name="T215"><text:s/></text:span></text:span><text:span text:style-name="Strong_20_Emphasis"><text:span text:style-name="T216"><text:user-field-get text:name="Edition">Desktop</text:user-field-get></text:span></text:span><text:span text:style-name="Strong_20_Emphasis"><text:span text:style-name="T213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40">ONDERSTREEPTE</text:span></text:span><text:span text:style-name="T1"> </text:span><text:span text:style-name="T15">woorden</text:span><text:span text:style-name="T14"> het</text:span><text:span text:style-name="Strong_20_Emphasis"><text:span text:style-name="T275"> </text:span></text:span><text:span text:style-name="Strong_20_Emphasis"><text:span text:style-name="T276">tekstvak</text:span></text:span><text:span text:style-name="T15"> </text:span><text:span text:style-name="T20">in,</text:span><text:span text:style-name="T15"> </text:span><text:span text:style-name="T292">zie </text:span><text:span text:style-name="T322">[</text:span><text:span text:style-name="T292">toelichting</text:span><text:span text:style-name="T322">]</text:span><text:span text:style-name="T15">:</text:span></text:p>
      <text:p text:style-name="P1"><text:span text:style-name="Definition"><text:span text:style-name="T24">GEBRUIKER</text:span></text:span><text:span text:style-name="T300"><text:tab/><text:tab/></text:span><text:span text:style-name="T321"> <text:tab/><text:tab/></text:span><text:span text:style-name="T301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1"><text:tab/></text:span><text:span text:style-name="T302">[</text:span><text:span text:style-name="T295">volledige naam, bijv. </text:span><text:span text:style-name="T296">J</text:span><text:span text:style-name="T319">a</text:span><text:span text:style-name="T296">n </text:span><text:span text:style-name="T319">Jansen</text:span><text:span text:style-name="T320">]</text:span></text:p>
      <text:p text:style-name="P67"><text:span text:style-name="Definition"><text:span text:style-name="T294">g</text:span></text:span><text:span text:style-name="Definition">ebruikersnaam</text:span><text:span text:style-name="T293"><text:tab/></text:span><text:span text:style-name="T293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3"><text:tab/></text:span><text:span text:style-name="T7">[</text:span><text:span text:style-name="T6">korte naam, bijv. </text:span><text:span text:style-name="T222">j</text:span><text:span text:style-name="T223">a</text:span><text:span text:style-name="T222">n</text:span><text:span text:style-name="T224">]</text:span></text:p>
      <text:p text:style-name="P4"><text:span text:style-name="Definition">COMPUTERNAAM</text:span><text:span text:style-name="T303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08">[</text:span><text:span text:style-name="T304">naam van de compute</text:span><text:span text:style-name="T305">r, </text:span><text:span text:style-name="T306">bijv. </text:span><text:span text:style-name="T307">pc02</text:span><text:span text:style-name="T308">]</text:span></text:p>
      <text:p text:style-name="P2"><text:span text:style-name="Definition"><text:span text:style-name="T310">GEBRUIKER</text:span></text:span><text:span text:style-name="Definition"><text:span text:style-name="T314"><text:tab/></text:span></text:span><text:span text:style-name="T309"><text:tab/></text:span><text:span text:style-name="T321"> <text:tab/><text:tab/></text:span><text:span text:style-name="T301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1"><text:tab/></text:span><text:span text:style-name="T302">[</text:span><text:span text:style-name="T295">volledige naam </text:span><text:span text:style-name="T297">evt. </text:span><text:span text:style-name="T299">extra</text:span><text:span text:style-name="T297"> gebruiker</text:span><text:span text:style-name="T298">]</text:span></text:p>
      <text:p text:style-name="P60"><text:span text:style-name="Definition"><text:span text:style-name="T310">GEBRUIKERSN</text:span></text:span><text:span text:style-name="Definition"><text:span text:style-name="T311">aa</text:span></text:span><text:span text:style-name="Definition"><text:span text:style-name="T310">M</text:span></text:span><text:span text:style-name="Definition"><text:span text:style-name="T314"><text:tab/></text:span></text:span><text:span text:style-name="T293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3"><text:tab/></text:span><text:span text:style-name="T313">[</text:span><text:span text:style-name="T312">korte naam</text:span><text:span text:style-name="T315"> </text:span><text:span text:style-name="T316">evt. </text:span><text:span text:style-name="T318">extra</text:span><text:span text:style-name="T316"> gebruiker</text:span><text:span text:style-name="T317">]</text:span></text:p>
      <text:p text:style-name="P5"><text:span text:style-name="T225">Vervang </text:span><text:span text:style-name="T232">de</text:span><text:span text:style-name="T225"> </text:span><text:span text:style-name="Definition"><text:span text:style-name="T25">ONDERSTREEPTE</text:span></text:span><text:span text:style-name="T225"> </text:span><text:span text:style-name="T226">woorden </text:span><text:span text:style-name="T225">in deze checklist door </text:span><text:span text:style-name="T232">d</text:span><text:span text:style-name="T233">i</text:span><text:span text:style-name="T232">e </text:span><text:span text:style-name="T231">in </text:span><text:span text:style-name="T233">het</text:span><text:span text:style-name="Strong_20_Emphasis"><text:span text:style-name="T67"> </text:span></text:span><text:span text:style-name="Strong_20_Emphasis"><text:span text:style-name="T88">tekstvak</text:span></text:span><text:span text:style-name="T225">.</text:span></text:p>
      <text:p text:style-name="P45"/>
      <text:p text:style-name="P45"/>
      <text:p text:style-name="P3"><text:span text:style-name="T237">Nog niet op Linux?</text:span><text:span text:style-name="T227"><text:tab/></text:span><text:span text:style-name="T234"><text:tab/></text:span><text:span text:style-name="T235">G</text:span><text:span text:style-name="T228">ebruik </text:span><text:span text:style-name="Strong_20_Emphasis"><text:span text:style-name="T238">Checklist </text:span></text:span><text:span text:style-name="Strong_20_Emphasis"><text:span text:style-name="T239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6">Linux</text:span><text:span text:style-name="T230">.</text:span></text:p>
      <text:p text:style-name="P42"><text:span text:style-name="T199">Nieuwe installatie?</text:span><text:span text:style-name="T194"><text:tab/></text:span><text:span text:style-name="T196"></text:span><text:span text:style-name="T198"><text:tab/></text:span><text:span text:style-name="T197">B</text:span><text:span text:style-name="T194">egin bij hoofdstuk </text:span><text:span text:style-name="T199"><text:bookmark-ref text:reference-format="page" text:ref-name="__RefNumPara__4009_1271708128">2</text:bookmark-ref></text:span><text:span text:style-name="T194"><text:s text:c="2"/></text:span><text:span text:style-name="T200"><text:bookmark-ref text:reference-format="text" text:ref-name="__RefNumPara__4009_1271708128">Installatie uitvoeren</text:bookmark-ref></text:span><text:span text:style-name="T195">.</text:span></text:p>
      <text:p text:style-name="P25"/>
      <text:p text:style-name="P25"/>
      <text:list xml:id="list858448175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0">E</text:span></text:span><text:span text:style-name="User_20_Entry"><text:span text:style-name="T177">v</text:span></text:span><text:span text:style-name="User_20_Entry"><text:span text:style-name="T178">en</text:span></text:span><text:span text:style-name="User_20_Entry"><text:span text:style-name="T180">t</text:span></text:span><text:span text:style-name="User_20_Entry"><text:span text:style-name="T181">uele </text:span></text:span><text:span text:style-name="User_20_Entry"><text:span text:style-name="T182">extra </text:span></text:span><text:span text:style-name="Definition"><text:span text:style-name="T338">gebruiker</text:span></text:span><text:span text:style-name="User_20_Entry"><text:span text:style-name="T165">s</text:span></text:span><text:span text:style-name="User_20_Entry"><text:span text:style-name="T182"> aanmelden </text:span></text:span><text:span text:style-name="User_20_Entry"><text:span text:style-name="T183">en dezelfde stappen uitvoeren</text:span></text:span><text:span text:style-name="User_20_Entry"><text:span text:style-name="T17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3" text:note-class="footnote"><text:note-citation>3</text:note-citation><text:note-body><text:p text:style-name="P65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0">D</text:span></text:span><text:span text:style-name="Strong_20_Emphasis"><text:span text:style-name="T67">ruk op de </text:span></text:span><text:span text:style-name="Strong_20_Emphasis"><text:span text:style-name="T64">Super</text:span></text:span><text:span text:style-name="Strong_20_Emphasis"><text:span text:style-name="T67">-toets</text:span></text:span><text:span text:style-name="Strong_20_Emphasis"><text:span text:style-name="T45"><text:note text:id="ftn4" text:note-class="footnote"><text:note-citation>4</text:note-citation><text:note-body><text:p text:style-name="P66"><text:span text:style-name="T193">D</text:span>e <text:span text:style-name="T328">Super</text:span>-toets <text:span text:style-name="T263">is de Windows-toets, Command-toets </text:span><text:span text:style-name="T264">(Apple)</text:span><text:span text:style-name="T263">, of Vergrootglas-toets </text:span><text:span text:style-name="T264">(Chromebook)</text:span><text:span text:style-name="T263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57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0">D</text:span></text:span><text:span text:style-name="Strong_20_Emphasis"><text:span text:style-name="T62">ruk </text:span></text:span><text:span text:style-name="Strong_20_Emphasis"><text:span text:style-name="T63">op de </text:span></text:span><text:span text:style-name="Strong_20_Emphasis"><text:span text:style-name="T64">Super</text:span></text:span><text:span text:style-name="Strong_20_Emphasis"><text:span text:style-name="T63">-toets</text:span></text:span><text:span text:style-name="Strong_20_Emphasis"><text:span text:style-name="T61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68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</text:span></text:span><text:span text:style-name="Strong_20_Emphasis"><text:span text:style-name="T98">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4">Selecteer</text:span></text:span><text:span text:style-name="Strong_20_Emphasis"><text:span text:style-name="T60"> </text:span></text:span><text:span text:style-name="Strong_20_Emphasis"><text:span text:style-name="T115">1</text:span></text:span><text:span text:style-name="Strong_20_Emphasis"><text:span text:style-name="T116"> - </text:span></text:span><text:span text:style-name="Strong_20_Emphasis"><text:span text:style-name="T117">In</text:span></text:span><text:span text:style-name="Strong_20_Emphasis"><text:span text:style-name="T110">stallatie voorbereiden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8"/>
      <text:list xml:id="list75849278985405" text:continue-numbering="true" text:style-name="L1">
        <text:list-item>
          <text:p text:style-name="P95"><text:bookmark-start text:name="__RefNumPara__4009_1271708128"/><text:span text:style-name="Strong_20_Emphasis"><text:span text:style-name="T240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9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3">Start de computer op vanaf</text:span><text:span text:style-name="T243"><text:note text:id="ftn5" text:note-class="footnote"><text:note-citation>1</text:note-citation><text:note-body><text:p text:style-name="P91"><text:span text:style-name="T187">B</text:span><text:span text:style-name="T188">ootmenu/</text:span><text:span text:style-name="T187">S</text:span><text:span text:style-name="T188">etup</text:span><text:span text:style-name="T186"> via </text:span><text:span text:style-name="T184">é</text:span><text:span text:style-name="T185">é</text:span><text:span text:style-name="T187">n van de </text:span><text:span text:style-name="Definition"><text:span text:style-name="T189">Veelgebruikte toetsen: </text:span></text:span><text:span text:style-name="Definition"><text:span text:style-name="T343">E</text:span></text:span><text:span text:style-name="Definition"><text:span text:style-name="T334">sc</text:span></text:span><text:span text:style-name="Definition"><text:span text:style-name="T189">, </text:span></text:span><text:span text:style-name="Definition"><text:span text:style-name="T335">D</text:span></text:span><text:span text:style-name="Definition"><text:span text:style-name="T334">elete</text:span></text:span><text:span text:style-name="Definition"><text:span text:style-name="T189">, </text:span></text:span><text:span text:style-name="Definition"><text:span text:style-name="T335">F</text:span></text:span><text:span text:style-name="Definition"><text:span text:style-name="T334">1</text:span></text:span><text:span text:style-name="Definition"><text:span text:style-name="T189">, </text:span></text:span><text:span text:style-name="Definition"><text:span text:style-name="T334">F2</text:span></text:span><text:span text:style-name="Definition"><text:span text:style-name="T189">, </text:span></text:span><text:span text:style-name="Definition"><text:span text:style-name="T335">F9, </text:span></text:span><text:span text:style-name="Definition"><text:span text:style-name="T336">F10, F11, </text:span></text:span><text:span text:style-name="Definition"><text:span text:style-name="T337">of</text:span></text:span><text:span text:style-name="Definition"><text:span text:style-name="T336"> </text:span></text:span><text:span text:style-name="Definition"><text:span text:style-name="T335">F12</text:span></text:span><text:span text:style-name="T186">.</text:span></text:p></text:note-body></text:note></text:span><text:span text:style-name="T243"> </text:span><text:span text:style-name="T247">een </text:span><text:span text:style-name="Strong_20_Emphasis"><text:span text:style-name="T220"><text:user-field-get text:name="Distro">Ubuntu</text:user-field-get></text:span></text:span><text:span text:style-name="T242"><text:s/></text:span><text:span text:style-name="T221"><text:user-field-get text:name="Version">22.04 LTS</text:user-field-get></text:span><text:span text:style-name="T125"><text:s/>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Strong_20_Emphasis"><text:span text:style-name="T124">L</text:span></text:span><text:span text:style-name="T125">ive</text:span><text:span text:style-name="T125"><text:note text:id="ftn6" text:note-class="footnote"><text:note-citation>2</text:note-citation><text:note-body><text:p text:style-name="P87"><text:span text:style-name="T323">Vanaf ee</text:span>n <text:span text:style-name="T342">L</text:span>ive <text:span text:style-name="T341">USB</text:span><text:span text:style-name="T327">-stick </text:span><text:span text:style-name="T329">(</text:span><text:span text:style-name="T327">of </text:span><text:span text:style-name="T341">DVD</text:span><text:span text:style-name="T329">)</text:span><text:span text:style-name="T22"> </text:span>kunt <text:span text:style-name="T323">u opstarten en</text:span> <text:span text:style-name="T16">met </text:span><text:span text:style-name="Strong_20_Emphasis"><text:span text:style-name="T267"><text:user-field-get text:name="Distro">Ubuntu</text:user-field-get></text:span></text:span><text:span text:style-name="Strong_20_Emphasis"><text:span text:style-name="T267"><text:s/></text:span></text:span>werken zonder enige bestanden op de harde schijf te wijzigen en maakt ook installatie van <text:span text:style-name="Strong_20_Emphasis"><text:span text:style-name="T267"><text:user-field-get text:name="Distro">Ubuntu</text:user-field-get></text:span></text:span><text:span text:style-name="Strong_20_Emphasis"><text:span text:style-name="T267"><text:s/></text:span></text:span>mogelijk.</text:p></text:note-body></text:note></text:span><text:span text:style-name="T125"> </text:span><text:span text:style-name="T128">USB</text:span><text:span text:style-name="T126">-stick</text:span><text:span text:style-name="T126"><text:note text:id="ftn7" text:note-class="footnote"><text:note-citation>3</text:note-citation><text:note-body><text:p text:style-name="P86"><text:span text:style-name="Strong_20_Emphasis"><text:span text:style-name="T160">In een grafische werkomgeving:<text:line-break/></text:span></text:span><text:span text:style-name="Strong_20_Emphasis"><text:span text:style-name="T132">Download </text:span></text:span><text:span text:style-name="Strong_20_Emphasis"><text:span text:style-name="T133">een </text:span></text:span><text:span text:style-name="Strong_20_Emphasis"><text:span text:style-name="T134">cd</text:span></text:span><text:span text:style-name="Strong_20_Emphasis"><text:span text:style-name="T161">-beeldbestand</text:span></text:span><text:span text:style-name="Strong_20_Emphasis"><text:span text:style-name="T135"> </text:span></text:span><text:span text:style-name="Strong_20_Emphasis"><text:span text:style-name="T136">(.iso) </text:span></text:span><text:span text:style-name="Strong_20_Emphasis"><text:span text:style-name="T135">vanaf </text:span></text:span><text:a xlink:type="simple" xlink:href="https://nl.releases.ubuntu.com/" text:style-name="Internet_20_link" text:visited-style-name="Visited_20_Internet_20_Link"><text:span text:style-name="Strong_20_Emphasis"><text:span text:style-name="T325">nl.releases.ubuntu.com</text:span></text:span></text:a><text:span text:style-name="Strong_20_Emphasis"><text:span text:style-name="T135">, </text:span></text:span><text:span text:style-name="Strong_20_Emphasis"><text:span text:style-name="T137">klik op</text:span></text:span><text:span text:style-name="Strong_20_Emphasis"><text:span text:style-name="T138"> </text:span>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Strong_20_Emphasis"><text:span text:style-name="T167"><text:user-field-get text:name="Version">22.04 LTS</text:user-field-get></text:span></text:span><text:span text:style-name="Strong_20_Emphasis"><text:span text:style-name="T167"><text:s/>(Jammy Jellyfish)</text:span></text:span><text:span text:style-name="Strong_20_Emphasis"><text:span text:style-name="T138">, </text:span></text:span><text:span text:style-name="Strong_20_Emphasis"><text:span text:style-name="T139">en </text:span></text:span><text:span text:style-name="Strong_20_Emphasis"><text:span text:style-name="T137">klik </text:span></text:span><text:span text:style-name="Strong_20_Emphasis"><text:span text:style-name="T139">vervolgens </text:span></text:span><text:span text:style-name="Strong_20_Emphasis"><text:span text:style-name="T140">achter</text:span></text:span><text:span text:style-name="Strong_20_Emphasis"><text:span text:style-name="T139"> </text:span></text:span><text:span text:style-name="Strong_20_Emphasis"><text:span text:style-name="T173">Desktop</text:span></text:span><text:span text:style-name="Strong_20_Emphasis"><text:span text:style-name="T169"> image</text:span></text:span><text:span text:style-name="Strong_20_Emphasis"><text:span text:style-name="T139"> </text:span></text:span><text:span text:style-name="Strong_20_Emphasis"><text:span text:style-name="T140">op </text:span></text:span><text:span text:style-name="Strong_20_Emphasis"><text:span text:style-name="T166">64-bit PC (AMD64) desktop image</text:span></text:span><text:span text:style-name="Strong_20_Emphasis"><text:span text:style-name="T164">.</text:span></text:span><text:span text:style-name="Strong_20_Emphasis"><text:span text:style-name="T139"><text:line-break/></text:span></text:span><text:span text:style-name="Strong_20_Emphasis"><text:span text:style-name="T137">P</text:span></text:span><text:span text:style-name="Strong_20_Emphasis"><text:span text:style-name="T132">laats </text:span></text:span><text:span text:style-name="Strong_20_Emphasis"><text:span text:style-name="T133">een </text:span></text:span><text:span text:style-name="Strong_20_Emphasis"><text:span text:style-name="T134">usb</text:span></text:span><text:span text:style-name="Strong_20_Emphasis"><text:span text:style-name="T133">-stick </text:span></text:span><text:span text:style-name="Strong_20_Emphasis"><text:span text:style-name="T162">va</text:span></text:span><text:span text:style-name="Strong_20_Emphasis"><text:span text:style-name="T141">n </text:span></text:span><text:span text:style-name="Strong_20_Emphasis"><text:span text:style-name="T142">min</text:span></text:span><text:span text:style-name="Strong_20_Emphasis"><text:span text:style-name="T143">imaal</text:span></text:span><text:span text:style-name="Strong_20_Emphasis"><text:span text:style-name="T142"> </text:span></text:span><text:span text:style-name="Strong_20_Emphasis"><text:span text:style-name="T144">4</text:span></text:span><text:span text:style-name="Strong_20_Emphasis"><text:span text:style-name="T142"> GB. <text:line-break/></text:span></text:span><text:span text:style-name="Strong_20_Emphasis"><text:span text:style-name="T163">Zoek</text:span></text:span><text:span text:style-name="Strong_20_Emphasis"><text:span text:style-name="T142"> </text:span></text:span><text:span text:style-name="Strong_20_Emphasis"><text:span text:style-name="T170">s</text:span></text:span><text:span text:style-name="Strong_20_Emphasis"><text:span text:style-name="T171">ch</text:span></text:span><text:span text:style-name="Strong_20_Emphasis"><text:span text:style-name="T142"> en klik op het pictogram van</text:span></text:span><text:span text:style-name="Strong_20_Emphasis"><text:span text:style-name="T145"> </text:span></text:span><text:span text:style-name="Strong_20_Emphasis"><text:span text:style-name="T174">Schijven</text:span></text:span><text:span text:style-name="Strong_20_Emphasis"><text:span text:style-name="T146">. Selecteer de </text:span></text:span><text:span text:style-name="Strong_20_Emphasis"><text:span text:style-name="T147">usb</text:span></text:span><text:span text:style-name="Strong_20_Emphasis"><text:span text:style-name="T146">-stick in de lijst van schijven aan de linkerkant en klik rechtsboven op </text:span></text:span><text:span text:style-name="Strong_20_Emphasis"><text:span text:style-name="T172">Schijfinstellingen</text:span></text:span><text:span text:style-name="Strong_20_Emphasis"><text:span text:style-name="T146"> </text:span></text:span><text:span text:style-name="Strong_20_Emphasis"><text:span text:style-name="T172">⋮</text:span></text:span><text:span text:style-name="Strong_20_Emphasis"><text:span text:style-name="T146"> (icoontje met de drie puntjes).</text:span></text:span></text:p><text:p text:style-name="P62"><text:span text:style-name="Strong_20_Emphasis"><text:span text:style-name="T146"><text:tab/>Kies </text:span></text:span><text:span text:style-name="Strong_20_Emphasis"><text:span text:style-name="T172">Schijfkopie terugzetten</text:span></text:span><text:span text:style-name="Strong_20_Emphasis"><text:span text:style-name="T146"> en selecteer </text:span></text:span><text:span text:style-name="Strong_20_Emphasis"><text:span text:style-name="T148">het net</text:span></text:span><text:span text:style-name="Strong_20_Emphasis"><text:span text:style-name="T149"> gedownloade </text:span></text:span><text:span text:style-name="Strong_20_Emphasis"><text:span text:style-name="T150">cd</text:span></text:span><text:span text:style-name="T17">-beeldbestand </text:span><text:span text:style-name="T18">(.iso)</text:span><text:span text:style-name="Strong_20_Emphasis"><text:span text:style-name="T149">.</text:span></text:span></text:p><text:p text:style-name="P64"><text:span text:style-name="Strong_20_Emphasis"><text:span text:style-name="T146"><text:tab/>Klik op </text:span></text:span><text:span text:style-name="Strong_20_Emphasis"><text:span text:style-name="T172">Terugzetten starten</text:span></text:span><text:span text:style-name="Strong_20_Emphasis"><text:span text:style-name="T146"> en vervolgens op </text:span></text:span><text:span text:style-name="Strong_20_Emphasis"><text:span text:style-name="T172">Terugzetten</text:span></text:span><text:span text:style-name="Strong_20_Emphasis"><text:span text:style-name="T151">.<text:line-break/></text:span></text:span><text:span text:style-name="Strong_20_Emphasis"><text:span text:style-name="T152">O</text:span></text:span><text:span text:style-name="Strong_20_Emphasis"><text:span text:style-name="T133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75">Etche</text:span></text:span><text:span text:style-name="Strong_20_Emphasis"><text:span text:style-name="T176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326">etcher.io</text:span></text:span></text:a><text:span text:style-name="Strong_20_Emphasis"><text:span text:style-name="T155">) </text:span></text:span><text:span text:style-name="Strong_20_Emphasis"><text:span text:style-name="T156">dat </text:span></text:span><text:span text:style-name="Strong_20_Emphasis"><text:span text:style-name="T133">beschikbaar </text:span></text:span><text:span text:style-name="Strong_20_Emphasis"><text:span text:style-name="T156">is </text:span></text:span><text:span text:style-name="Strong_20_Emphasis"><text:span text:style-name="T133">voor </text:span></text:span><text:span text:style-name="Strong_20_Emphasis"><text:span text:style-name="T146">Windows, </text:span></text:span><text:span text:style-name="Strong_20_Emphasis"><text:span text:style-name="T157">mac</text:span></text:span><text:span text:style-name="Strong_20_Emphasis"><text:span text:style-name="T158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9">.</text:span></text:span></text:p></text:note-body></text:note></text:span><text:span text:style-name="T125"> </text:span><text:span text:style-name="T127">of </text:span><text:span text:style-name="T128">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4">Selecteer</text:span></text:span><text:span text:style-name="Strong_20_Emphasis"><text:span text:style-name="T49"> </text:span></text:span><text:span text:style-name="Strong_20_Emphasis"><text:span text:style-name="T109">Try or Install Ubuntu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9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4">Kies</text:span><text:span text:style-name="T245"> </text:span><text:span text:style-name="T248">Nederlands</text:span><text:span text:style-name="T245"> en klik</text:span><text:span text:style-name="T246"> </text:span><text:span text:style-name="T245">op</text:span><text:span text:style-name="T244"> </text:span><text:span text:style-name="T241">Ubuntu installeren</text:span><text:span text:style-name="T24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2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5">Bij</text:span><text:span text:style-name="T278"> </text:span><text:span text:style-name="Strong_20_Emphasis"><text:span text:style-name="T278">Wie bent u?</text:span></text:span><text:span text:style-name="T278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4">V</text:span><text:span text:style-name="T279">ul </text:span><text:span text:style-name="T280">in </text:span><text:span text:style-name="Strong_20_Emphasis"><text:span text:style-name="T281">Uw n</text:span></text:span><text:span text:style-name="Strong_20_Emphasis"><text:span text:style-name="T282">aam</text:span></text:span><text:span text:style-name="Strong_20_Emphasis"><text:span text:style-name="T271"> </text:span></text:span><text:span text:style-name="Definition"><text:span text:style-name="T4">gebruiker</text:span></text:span><text:span text:style-name="Strong_20_Emphasis"><text:span text:style-name="T272">, <text:line-break/></text:span></text:span><text:span text:style-name="Strong_20_Emphasis"><text:span text:style-name="T282">Naam </text:span></text:span><text:span text:style-name="Strong_20_Emphasis"><text:span text:style-name="T281">van uw </text:span></text:span><text:span text:style-name="Strong_20_Emphasis"><text:span text:style-name="T283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1">,<text:line-break/></text:span></text:span><text:span text:style-name="Strong_20_Emphasis"><text:span text:style-name="T281">Kies een g</text:span></text:span><text:span text:style-name="Strong_20_Emphasis"><text:span text:style-name="T283">ebruikersnaam</text:span></text:span><text:span text:style-name="Strong_20_Emphasis"><text:span text:style-name="T271"> </text:span></text:span><text:span text:style-name="Definition"><text:span text:style-name="T4">gebruikersnaam</text:span></text:span><text:span text:style-name="Strong_20_Emphasis"><text:span text:style-name="T271">, </text:span></text:span><text:span text:style-name="Strong_20_Emphasis"><text:span text:style-name="T274">en</text:span></text:span><text:span text:style-name="Strong_20_Emphasis"><text:span text:style-name="T271"><text:line-break/></text:span></text:span><text:span text:style-name="Strong_20_Emphasis"><text:span text:style-name="T273">g</text:span></text:span><text:span text:style-name="Strong_20_Emphasis"><text:span text:style-name="T270">eef tweemaal een </text:span></text:span><text:span text:style-name="Strong_20_Emphasis"><text:span text:style-name="T277">wachtwoord</text:span></text:span><text:span text:style-name="Strong_20_Emphasis"><text:span text:style-name="T270">.</text:span></text:span></text:p>
          </table:table-cell>
        </table:table-row>
      </table:table>
      <text:p text:style-name="P46"><text:span text:style-name="Strong_20_Emphasis"><text:span text:style-name="T99"/></text:span></text:p>
      <text:list xml:id="list75850402728788" text:continue-numbering="true" text:style-name="L1">
        <text:list-item>
          <text:p text:style-name="P94"><text:span text:style-name="Strong_20_Emphasis"><text:span text:style-name="T111">Installatie </text:span></text:span><text:span text:style-name="Strong_20_Emphasis"><text:span text:style-name="T112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6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7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8" text:note-class="footnote"><text:note-citation>1</text:note-citation><text:note-body><text:p text:style-name="P63"><text:span text:style-name="T331">Debian-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1">D</text:span></text:span><text:span text:style-name="Strong_20_Emphasis"><text:span text:style-name="T74">ruk</text:span></text:span><text:span text:style-name="Strong_20_Emphasis"><text:span text:style-name="T61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67"><text:note text:id="ftn9" text:note-class="footnote"><text:note-citation>2</text:note-citation><text:note-body><text:p text:style-name="P43"><text:span text:style-name="T207">De </text:span><text:span text:style-name="T208">Super</text:span><text:span text:style-name="T207">-toets is de Windows-toets, Command-toets </text:span><text:span text:style-name="T209">(Apple)</text:span><text:span text:style-name="T207">, of Vergrootglas-toets </text:span><text:span text:style-name="T209">(Chromebook)</text:span><text:span text:style-name="T207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2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6">, of </text:span></text:span><text:span text:style-name="Strong_20_Emphasis"><text:span text:style-name="T55">kopieer en plak, de</text:span></text:span><text:span text:style-name="Strong_20_Emphasis"><text:span text:style-name="T76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1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6">2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2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3 -</text:span></text:span><text:span text:style-name="Strong_20_Emphasis"><text:span text:style-name="T101"> </text:span></text:span><text:span text:style-name="Strong_20_Emphasis"><text:span text:style-name="T119">Installatie</text:span></text:span><text:span text:style-name="Strong_20_Emphasis"><text:span text:style-name="T120"> </text:span></text:span><text:span text:style-name="Strong_20_Emphasis"><text:span text:style-name="T121">afronden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71"/></text:span></text:p>
      <text:p text:style-name="P49"><text:span text:style-name="Strong_20_Emphasis"><text:span text:style-name="T60"/></text:span></text:p>
      <text:list xml:id="list75850811946983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81"><text:note text:id="ftn10" text:note-class="footnote"><text:note-citation>1</text:note-citation><text:note-body><text:p text:style-name="P59"><text:span text:style-name="User_20_Entry"><text:span text:style-name="T190">E</text:span></text:span><text:span text:style-name="User_20_Entry"><text:span text:style-name="T192">ventuele extra </text:span></text:span><text:span text:style-name="Definition"><text:span text:style-name="T339">gebruiker</text:span></text:span><text:span text:style-name="User_20_Entry"><text:span text:style-name="T191">s</text:span></text:span><text:span text:style-name="User_20_Entry"><text:span text:style-name="T192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6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2">R</text:span></text:span><text:span text:style-name="Strong_20_Emphasis"><text:span text:style-name="T83">icht </text:span></text:span><text:span text:style-name="Strong_20_Emphasis"><text:span text:style-name="T84">de </text:span></text:span><text:span text:style-name="Strong_20_Emphasis"><text:span text:style-name="T93">gebruiker</text:span></text:span><text:span text:style-name="Strong_20_Emphasis"><text:span text:style-name="T83"> </text:span></text:span><text:span text:style-name="Strong_20_Emphasis"><text:span text:style-name="T85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2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5"><text:note text:id="ftn11" text:note-class="footnote"><text:note-citation>2</text:note-citation><text:note-body><text:p text:style-name="P44"><text:span text:style-name="T207">De </text:span><text:span text:style-name="T208">Super</text:span><text:span text:style-name="T207">-toets is de Windows-toets, Command-toets </text:span><text:span text:style-name="T209">(Apple)</text:span><text:span text:style-name="T207">, of Vergrootglas-toets </text:span><text:span text:style-name="T209">(Chromebook)</text:span><text:span text:style-name="T207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4 - </text:span></text:span><text:span text:style-name="Strong_20_Emphasis"><text:span text:style-name="T105">Gebruiker inrichten</text:span></text:span><text:span text:style-name="Strong_20_Emphasis"><text:span text:style-name="T89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6"><text:span text:style-name="Strong_20_Emphasis"><text:span text:style-name="T86"/></text:span></text:p>
      <text:p text:style-name="P41"/>
      <text:p text:style-name="P30"><text:span text:style-name="T201">E</text:span><text:span text:style-name="T202">inde c</text:span><text:span text:style-name="T203">hecklist, </text:span><text:span text:style-name="T204">d</text:span><text:span text:style-name="T203">e installatie van </text:span><text:span text:style-name="Strong_20_Emphasis"><text:span text:style-name="T218"><text:user-field-get text:name="Distro">Ubuntu</text:user-field-get></text:span></text:span><text:span text:style-name="T205"><text:s/></text:span><text:span text:style-name="T206"><text:user-field-get text:name="Version">22.04 LTS</text:user-field-get></text:span><text:span text:style-name="Strong_20_Emphasis"><text:span text:style-name="T219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T203">is voltooid.</text:span></text:p>
      <text:p text:style-name="P11"/>
      <text:p text:style-name="P6"><text:span text:style-name="Emphasis"><text:span text:style-name="T289">Geschreven </text:span></text:span><text:span text:style-name="Emphasis"><text:span text:style-name="T287">d</text:span></text:span><text:span text:style-name="Emphasis"><text:span text:style-name="T28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0">Karel Zimmer</text:span></text:span></text:a><text:span text:style-name="Emphasis"><text:span text:style-name="T28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1">CC0 1.0 Universeel</text:span></text:span></text:a><text:span text:style-name="Emphasis"><text:span text:style-name="T289">,</text:span></text:span><text:span text:style-name="Emphasis"><text:span text:style-name="T286"> </text:span></text:span><text:span text:style-name="Strong_20_Emphasis"><text:span text:style-name="T60"><text:user-field-get style:data-style-name="N0" text:name="Releaseyear">2022</text:user-field-get></text:span></text:span><text:span text:style-name="Emphasis"><text:span text:style-name="T288">-</text:span></text:span><text:span text:style-name="Emphasis"><text:span text:style-name="T288"><text:date style:data-style-name="N10107" text:date-value="2023-08-15T07:58:48.861376061">2023</text:date></text:span></text:span><text:span text:style-name="Emphasis"><text:span text:style-name="T28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5T07:58:48.543719742">1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58:48.316492908</dc:date>
    <meta:keyword>Installatie</meta:keyword>
    <meta:keyword>Checklist</meta:keyword>
    <meta:keyword>Linux</meta:keyword>
    <meta:editing-cycles>6743</meta:editing-cycles>
    <meta:editing-duration>P11DT22H9M45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623" meta:character-count="4301" meta:non-whitespace-character-count="3726"/>
    <meta:user-defined meta:name="Info 1"/>
    <meta:user-defined meta:name="Info 2"/>
    <meta:user-defined meta:name="Info 3"/>
    <meta:user-defined meta:name="Info 4"/>
  </office:meta>
</office:document-meta>
</file>